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fr" fo:country="FR"/>
    </style:style>
    <style:style style:name="T2" style:parent-style-name="Policepardéfaut" style:family="text">
      <style:text-properties fo:language="fr" fo:country="FR"/>
    </style:style>
  </office:automatic-styles>
  <office:body>
    <office:text text:use-soft-page-breaks="true">
      <text:p text:style-name="P1">Gestion projet orga CM1</text:p>
      <text:p text:style-name="Normal"><text:span text:style-name="T2">Un projet c’est un réponse apportée à une demande élaborée pour satisfaire aux besoins d’un maître d’ouvrag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lorian Tran</meta:initial-creator>
    <dc:creator>Florian Tran</dc:creator>
    <meta:creation-date>2022-02-25T07:18:00Z</meta:creation-date>
    <dc:date>2022-02-25T12:44:00Z</dc:date>
    <meta:template xlink:href="Normal" xlink:type="simple"/>
    <meta:editing-cycles>1</meta:editing-cycles>
    <meta:editing-duration>PT0S</meta:editing-duration>
    <meta:document-statistic meta:page-count="1" meta:paragraph-count="1" meta:word-count="19" meta:character-count="132" meta:row-count="1" meta:non-whitespace-character-count="114"/>
  </office:meta>
</office:document-meta>
</file>